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2" style:family="paragraph" style:parent-style-name="Standard">
      <style:paragraph-properties fo:margin-top="0in" fo:margin-bottom="0in" fo:line-height="100%" fo:text-align="start" style:justify-single-word="false"/>
    </style:style>
    <style:style style:name="P3" style:family="paragraph" style:parent-style-name="Standard">
      <style:text-properties style:font-name="Georgia" fo:font-size="10.5pt" style:font-size-asian="10.5pt" style:font-size-complex="10.5pt"/>
    </style:style>
    <style:style style:name="P4"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5"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P6"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7" style:family="paragraph" style:parent-style-name="Standard">
      <style:paragraph-properties fo:margin-top="0in" fo:margin-bottom="0in" fo:line-height="100%" fo:text-align="start" style:justify-single-word="false"/>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8" style:family="paragraph" style:parent-style-name="Standard">
      <style:paragraph-properties fo:margin-top="0in" fo:margin-bottom="0in" fo:line-height="100%" fo:text-align="start" style:justify-single-word="false"/>
    </style:style>
    <style:style style:name="T1" style:family="text">
      <style:text-properties fo:font-weight="bold" style:font-weight-asian="bold" style:font-weight-complex="bold"/>
    </style:style>
    <style:style style:name="T2" style:family="text">
      <style:text-properties fo:font-variant="normal" fo:text-transform="none" fo:color="#3b3d40" style:font-name="Georgia" fo:font-size="10.5pt" fo:letter-spacing="normal" fo:font-style="normal" fo:font-weight="normal" style:font-size-asian="10.5pt" style:font-size-complex="10.5pt"/>
    </style:style>
    <style:style style:name="T3" style:family="text">
      <style:text-properties fo:font-variant="normal" fo:text-transform="none" fo:color="#3b3d40" style:font-name="Georgia" fo:font-size="10.5pt" fo:letter-spacing="normal" fo:font-style="normal" fo:font-weight="bold" style:font-size-asian="10.5pt" style:font-weight-asian="bold" style:font-size-complex="10.5pt" style:font-weight-complex="bold"/>
    </style:style>
    <style:style style:name="T4" style:family="text">
      <style:text-properties fo:font-variant="normal" fo:text-transform="none" fo:color="#000000" style:font-name="Georgia" fo:font-size="10.5pt" fo:letter-spacing="normal" fo:language="zxx" fo:country="none" fo:font-style="normal" fo:font-weight="bold" style:font-name-asian="Georgia" style:font-size-asian="10.5pt" style:language-asian="zxx" style:country-asian="none" style:font-weight-asian="bold" style:font-name-complex="Georgia" style:font-size-complex="10.5pt" style:language-complex="zxx" style:country-complex="none" style:font-weight-complex="bold"/>
    </style:style>
    <style:style style:name="T5"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6" style:family="text">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7" style:family="text">
      <style:text-properties fo:color="#000000" style:font-name="Georgia" fo:font-size="10.5pt" fo:language="zxx" fo:country="none" fo:font-style="italic"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8" style:family="text">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9"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0" style:family="text">
      <style:text-properties fo:color="#000000"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11" style:family="text">
      <style:text-properties fo:color="#000000" fo:language="zxx" fo:country="none" style:font-name-asian="Georgia" style:language-asian="zxx" style:country-asian="none" style:font-name-complex="Georgia" style:language-complex="zxx" style:country-complex="none"/>
    </style:style>
    <style:style style:name="T12" style:family="text">
      <style:text-properties fo:color="#000000" fo:language="zxx" fo:country="none" style:font-name-asian="Georgia" style:language-asian="zxx" style:country-asian="none" style:font-weight-asian="normal" style:font-name-complex="Georgia" style:language-complex="zxx" style:country-complex="none" style:font-weight-complex="normal"/>
    </style:style>
    <style:style style:name="T13" style:family="text">
      <style:text-properties fo:color="#000000" fo:language="zxx" fo:country="none" fo:font-style="italic" style:font-name-asian="Georgia" style:language-asian="zxx" style:country-asian="none" style:font-style-asian="italic" style:font-name-complex="Georgia" style:language-complex="zxx" style:country-complex="none" style:font-style-complex="italic"/>
    </style:style>
    <style:style style:name="T14" style:family="text">
      <style:text-properties fo:color="#000000" fo:language="zxx" fo:country="none" fo:font-style="italic" style:font-name-asian="Georgia" style:language-asian="zxx" style:country-asian="none" style:font-style-asian="italic" style:font-weight-asian="normal" style:font-name-complex="Georgia" style:language-complex="zxx" style:country-complex="none" style:font-style-complex="italic" style:font-weight-complex="normal"/>
    </style:style>
    <style:style style:name="T15" style:family="text">
      <style:text-properties fo:color="#000000" fo:language="zxx" fo:country="none" fo:font-style="italic" style:text-underline-style="none" fo:background-color="transparent" style:font-name-asian="Georgia" style:language-asian="zxx" style:country-asian="none" style:font-style-asian="italic" style:font-name-complex="Georgia" style:language-complex="zxx" style:country-complex="none" style:font-style-complex="italic"/>
    </style:style>
    <style:style style:name="T16" style:family="text">
      <style:text-properties fo:color="#000000" fo:language="zxx" fo:country="none" style:text-underline-style="none" fo:background-color="transparent" style:font-name-asian="Georgia" style:language-asian="zxx" style:country-asian="none" style:font-name-complex="Georgia" style:language-complex="zxx" style:country-complex="none"/>
    </style:style>
    <style:style style:name="T17" style:family="text">
      <style:text-properties fo:color="#000000" fo:language="zxx" fo:country="none" fo:font-weight="bold" style:font-name-asian="Georgia" style:language-asian="zxx" style:country-asian="none" style:font-weight-asian="bold" style:font-name-complex="Georgia" style:language-complex="zxx" style:country-complex="none" style:font-weight-complex="bold"/>
    </style:style>
    <style:style style:name="T18" style:family="text">
      <style:text-properties style:text-position="super 58%"/>
    </style:style>
    <style:style style:name="T19" style:family="text">
      <style:text-properties fo:color="#802020" style:font-name="Georgia" fo:font-size="12pt" fo:language="none" fo:country="none" fo:font-weight="bold" style:font-name-asian="Georgia" style:font-size-asian="12pt" style:language-asian="none" style:country-asian="none" style:font-weight-asian="bold" style:font-name-complex="Georgia" style:font-size-complex="12pt" style:language-complex="none" style:country-complex="none"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e Christ of Revelation</text:span> </text:p>
      <text:p text:style-name="P3"><text:span text:style-name="T1">Read:</text:span> Revelation 1:9-20</text:p>
      <text:p text:style-name="P3"><text:span text:style-name="T1">Text:</text:span> <text:span text:style-name="T11">Revelation 1:13 “And in the midst of the seven candlesticks </text:span><text:span text:style-name="T13">one</text:span><text:span text:style-name="T11"> like unto the Son of man...”</text:span></text:p>
      <text:p text:style-name="P1"><text:span text:style-name="T1">Introduction:</text:span> <text:s/>Wouldn't you like to be like John? <text:s/>John is in prison for Christ. <text:s/>John is in the Spirit on Sunday even though he is still in prison. <text:s/>I was wondering something as I was preparing this sermon: If it took being incarcerated for you to get a clear vision of Christ; would you be willing to be there? <text:s/>In the book of Revelation we can read no place that John ever complains about his imprisonment. <text:s/>Experiencing the presence of Jesus is what makes it all worthwhile. <text:s/>Let's talk about Jesus!</text:p>
      <text:p text:style-name="P1"/>
      <text:p text:style-name="P1"><text:span text:style-name="T1">Voice like a trumpet:</text:span> (joke: neighbors pounding on floor till mid-night). <text:s/>A voice like a trumpet is a voice that you will not sleep through. <text:s/>It is a trumpet that will announce Christ's return. <text:s/>No one will sleep through it. <text:s/>All will be awakened to observe the rapture of the church. <text:s/>There are a lot of voices that one hears traveling through life but none like His voice.</text:p>
      <text:p text:style-name="P1"/>
      <text:p text:style-name="P1"><text:span text:style-name="T1">Eternal lifespan:</text:span> Alpha &amp; Omega: He is the beginning and the ending. <text:s/>How can that be if eternal life is unending? <text:s/>Since Jesus will not have an end then likewise we will live, endlessly, with Christ throughout eternity.</text:p>
      <text:p text:style-name="P1"/>
      <text:p text:style-name="P1"><text:span text:style-name="T1">In the middle of the church:</text:span> <text:s/>In the 20<text:span text:style-name="T18">th</text:span> verse we see that the 7 candlesticks are the 7 churches. <text:s/>Christ is positioned directly in the center of the churches. <text:s/>This is not a mistake or coincidental. <text:s/>If Christ is not the center of our church then this place is not a church at all. <text:s/>When God said: “I will never leave thee or forsake thee.” He did not say that the church would never leave Him. <text:s/>Sadly, I believe, many places that you and I would call a church have, long ago, left Him. <text:s/>Since Christ can be found among His church; perhaps you and I should be there as well.</text:p>
      <text:p text:style-name="P1"/>
      <text:p text:style-name="P2"><text:span text:style-name="T3">Divine appearance:</text:span><text:span text:style-name="T2"> (joke: girl drawing a picture of God). <text:s/>Have you ever wondered why John didn't simply say that He saw Jesus? <text:s/>Instead he describes who He saw as: “like unto the Son of Man” <text:s/>Perhaps it is because one wasn't allowed to see God and live. John said in </text:span><text:span text:style-name="T8">John 1:18</text:span><text:span text:style-name="T6"> 'No man hath seen God at any time; the only begotten Son, which is in the bosom of the Father, he hath declared </text:span><text:span text:style-name="T7">him.”</text:span></text:p>
      <text:p text:style-name="P1"><text:s text:c="2"/>Jesus was, while on earth, a visual representation of God however now He has ascended to the Father and John speaks of what he has seen and the vision portrays Jesus as He was known to appear in this life. <text:s/>There are <text:s/>churches that won't allow a picture of Jesus in their facilities. <text:s/></text:p>
      <text:p text:style-name="P1"/>
      <text:p text:style-name="P1"><text:span text:style-name="T1">Gloriously clothed:</text:span> We are told that He was clothed from foot to His shoulders in a golden garment. <text:s/>This doesn't speak of a poor, bent over old man but rather of a glorious, victorious, savior. <text:s/>He exudes the rich-ness of the glory of God. </text:p>
      <text:p text:style-name="P1"/>
      <text:p text:style-name="P1"><text:span text:style-name="T1">Wisdom of the ages:</text:span> Solomon says: “<text:span text:style-name="T12">The hoary head </text:span><text:span text:style-name="T14">is</text:span><text:span text:style-name="T12"> a crown of glory, </text:span><text:span text:style-name="T14">if</text:span><text:span text:style-name="T12"> it be found in the way of righteousness.” As well as: “</text:span><text:span text:style-name="T16">The glory of young men </text:span><text:span text:style-name="T15">is</text:span><text:span text:style-name="T16"> their strength: and the beauty of old men </text:span><text:span text:style-name="T15">is</text:span><text:span text:style-name="T16"> the gray head.”</text:span></text:p>
      <text:p text:style-name="P1">The Christ that John sees, who is about to speak, presents a vision of <text:s/>un-limited wisdom. <text:s/>You can always trust what He says. <text:s/>Have you noticed that, it seems, that the wiser one is, the less He/she speaks and the more that they actually say, when they speak.</text:p>
      <text:p text:style-name="P1"/>
      <text:p text:style-name="P1"><text:span text:style-name="T1">Clear vision:</text:span> The description of His eyes “<text:span text:style-name="T11">as a flame of fire.” should dis-play the idea that He can see beyond normal vision. <text:s/>His eyes burn off the deception of the life we live and/or the words that we say. <text:s/>He sees behind the many masks that we wear. He sees us as we really are.</text:span></text:p>
      <text:p text:style-name="P5"/>
      <text:p text:style-name="P1"><text:span text:style-name="T17">Solid footing:</text:span><text:span text:style-name="T11"> He stands on feet that have been through the fire. <text:s/>John describes them as: “like fine brass.” I Corinthians 10:4 tells us that Christ is the Rock. <text:s/>We stand on Him and He is the solid foundation for us to stand on. <text:s/></text:span></text:p>
      <text:p text:style-name="P1"><text:span text:style-name="T11"/></text:p>
      <text:p text:style-name="P1"><text:span text:style-name="T17">Clear voice:</text:span><text:span text:style-name="T11"> <text:s/>"...his voice as the sound of many waters." If you want to sleep well just play the sound of a bubbling brook. <text:s/>His voice cascades from the heavenlies as the sound of a waterfall. <text:s/>It is a pure voice of peace and contentment to those who have come to listen and heed what He says. <text:s/>It is the voice of harshness and thunder to those who choose not to hear what He says.</text:span></text:p>
      <text:p text:style-name="P1"><text:span text:style-name="T11"><text:s text:c="2"/>What voice do you hear when He speaks to you?</text:span></text:p>
      <text:p text:style-name="P1"><text:span text:style-name="T11"/></text:p>
      <text:p text:style-name="P2"><text:span text:style-name="T4">Conclude:</text:span><text:span text:style-name="T5"> <text:s/>Let's talk about Jesus. <text:s/>We have barely scratched the surface of the goodness of God that we find in Christ. The last words in the book of John are these: </text:span><text:span text:style-name="T10"><text:s/>“</text:span><text:span text:style-name="T9">And there are also many other things which Jesus did, the which, if they should be written every one, I suppose that even the world itself could not contain the books that should be written.”</text:span></text:p>
      <text:p text:style-name="P1"><text:span text:style-name="T11"/></text:p>
      <text:p text:style-name="P1"><text:span text:style-name="T11"/></text:p>
      <text:p text:style-name="P1"><text:span text:style-name="T11"/></text:p>
      <text:p text:style-name="P1"><text:span text:style-name="T11"/></text:p>
      <text:p text:style-name="P7">Recommended Songs:</text:p>
      <text:p text:style-name="P1">Let's Talk about Jesus</text:p>
      <text:p text:style-name="P1">On Christ the Solid Rock I St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23</meta:editing-cycles>
    <meta:creation-date>2014-03-28T17:34:00</meta:creation-date>
    <dc:date>2021-11-07T08:15:21.58</dc:date>
    <meta:editing-duration>P1DT10H27M4S</meta:editing-duration>
    <meta:generator>OpenOffice/4.1.3$Win32 OpenOffice.org_project/413m1$Build-9783</meta:generator>
    <meta:printed-by>j </meta:printed-by>
    <meta:print-date>2020-06-28T08:33:33.47</meta:print-date>
    <meta:document-statistic meta:table-count="0" meta:image-count="0" meta:object-count="0" meta:page-count="1" meta:paragraph-count="20" meta:word-count="863" meta:character-count="45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